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4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Window</text:p>
          </table:table-cell>
          <table:table-cell office:value-type="string" calcext:value-type="string">
            <text:p>Unadjusted</text:p>
          </table:table-cell>
          <table:table-cell office:value-type="string" calcext:value-type="string">
            <text:p>Multiply Importances by 50</text:p>
          </table:table-cell>
          <table:table-cell office:value-type="string" calcext:value-type="string">
            <text:p>Multiply by 50 and (70-window)/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1415252586471" calcext:value-type="float">
            <text:p>0.0141415252586471</text:p>
          </table:table-cell>
          <table:table-cell table:number-columns-repeated="2" office:value-type="float" office:value="0.734729745060118" calcext:value-type="float">
            <text:p>0.734729745060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2923542640299" calcext:value-type="float">
            <text:p>0.0142923542640299</text:p>
          </table:table-cell>
          <table:table-cell office:value-type="float" office:value="0.745631021853582" calcext:value-type="float">
            <text:p>0.745631021853582</text:p>
          </table:table-cell>
          <table:table-cell office:value-type="float" office:value="0.734656482844583" calcext:value-type="float">
            <text:p>0.734656482844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624493275053" calcext:value-type="float">
            <text:p>0.014624493275053</text:p>
          </table:table-cell>
          <table:table-cell office:value-type="float" office:value="0.757048751438689" calcext:value-type="float">
            <text:p>0.757048751438689</text:p>
          </table:table-cell>
          <table:table-cell office:value-type="float" office:value="0.73476711103762" calcext:value-type="float">
            <text:p>0.73476711103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0944276778462" calcext:value-type="float">
            <text:p>0.0150944276778462</text:p>
          </table:table-cell>
          <table:table-cell office:value-type="float" office:value="0.768940550616308" calcext:value-type="float">
            <text:p>0.768940550616308</text:p>
          </table:table-cell>
          <table:table-cell office:value-type="float" office:value="0.735003900424" calcext:value-type="float">
            <text:p>0.735003900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1327584570781" calcext:value-type="float">
            <text:p>0.0151327584570781</text:p>
          </table:table-cell>
          <table:table-cell office:value-type="float" office:value="0.780757705399266" calcext:value-type="float">
            <text:p>0.780757705399266</text:p>
          </table:table-cell>
          <table:table-cell office:value-type="float" office:value="0.734801826231067" calcext:value-type="float">
            <text:p>0.734801826231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3616105542222" calcext:value-type="float">
            <text:p>0.0153616105542222</text:p>
          </table:table-cell>
          <table:table-cell office:value-type="float" office:value="0.793139368109778" calcext:value-type="float">
            <text:p>0.793139368109778</text:p>
          </table:table-cell>
          <table:table-cell office:value-type="float" office:value="0.734782693623317" calcext:value-type="float">
            <text:p>0.734782693623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6155968829194" calcext:value-type="float">
            <text:p>0.0156155968829194</text:p>
          </table:table-cell>
          <table:table-cell office:value-type="float" office:value="0.805938253003887" calcext:value-type="float">
            <text:p>0.805938253003887</text:p>
          </table:table-cell>
          <table:table-cell office:value-type="float" office:value="0.734780750952179" calcext:value-type="float">
            <text:p>0.734780750952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9321782435902" calcext:value-type="float">
            <text:p>0.0159321782435902</text:p>
          </table:table-cell>
          <table:table-cell office:value-type="float" office:value="0.819210879861623" calcext:value-type="float">
            <text:p>0.819210879861623</text:p>
          </table:table-cell>
          <table:table-cell office:value-type="float" office:value="0.734832864985779" calcext:value-type="float">
            <text:p>0.734832864985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2491504761167" calcext:value-type="float">
            <text:p>0.0162491504761167</text:p>
          </table:table-cell>
          <table:table-cell office:value-type="float" office:value="0.832605083346117" calcext:value-type="float">
            <text:p>0.832605083346117</text:p>
          </table:table-cell>
          <table:table-cell office:value-type="float" office:value="0.734565857855921" calcext:value-type="float">
            <text:p>0.7345658578559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3154032385763" calcext:value-type="float">
            <text:p>0.0163154032385763</text:p>
          </table:table-cell>
          <table:table-cell office:value-type="float" office:value="0.846787483709763" calcext:value-type="float">
            <text:p>0.846787483709763</text:p>
          </table:table-cell>
          <table:table-cell office:value-type="float" office:value="0.734623980272574" calcext:value-type="float">
            <text:p>0.734623980272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961502271069" calcext:value-type="float">
            <text:p>0.015961502271069</text:p>
          </table:table-cell>
          <table:table-cell office:value-type="float" office:value="0.860789020131414" calcext:value-type="float">
            <text:p>0.860789020131414</text:p>
          </table:table-cell>
          <table:table-cell office:value-type="float" office:value="0.734014182517317" calcext:value-type="float">
            <text:p>0.7340141825173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2834937384386" calcext:value-type="float">
            <text:p>0.0172834937384386</text:p>
          </table:table-cell>
          <table:table-cell office:value-type="float" office:value="0.87693267121914" calcext:value-type="float">
            <text:p>0.87693267121914</text:p>
          </table:table-cell>
          <table:table-cell office:value-type="float" office:value="0.735033797385291" calcext:value-type="float">
            <text:p>0.735033797385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1216711904286" calcext:value-type="float">
            <text:p>0.0161216711904286</text:p>
          </table:table-cell>
          <table:table-cell office:value-type="float" office:value="0.891121715815429" calcext:value-type="float">
            <text:p>0.891121715815429</text:p>
          </table:table-cell>
          <table:table-cell office:value-type="float" office:value="0.73355868256963" calcext:value-type="float">
            <text:p>0.733558682569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79097016122345" calcext:value-type="float">
            <text:p>0.0179097016122345</text:p>
          </table:table-cell>
          <table:table-cell office:value-type="float" office:value="0.908818808735871" calcext:value-type="float">
            <text:p>0.908818808735871</text:p>
          </table:table-cell>
          <table:table-cell office:value-type="float" office:value="0.735022014128919" calcext:value-type="float">
            <text:p>0.7350220141289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80630737615685" calcext:value-type="float">
            <text:p>0.0180630737615685</text:p>
          </table:table-cell>
          <table:table-cell office:value-type="float" office:value="0.92547058579305" calcext:value-type="float">
            <text:p>0.92547058579305</text:p>
          </table:table-cell>
          <table:table-cell office:value-type="float" office:value="0.734838755534335" calcext:value-type="float">
            <text:p>0.7348387555343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85391736733019" calcext:value-type="float">
            <text:p>0.0185391736733019</text:p>
          </table:table-cell>
          <table:table-cell office:value-type="float" office:value="0.943067495345" calcext:value-type="float">
            <text:p>0.943067495345</text:p>
          </table:table-cell>
          <table:table-cell office:value-type="float" office:value="0.734965382123579" calcext:value-type="float">
            <text:p>0.7349653821235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91180266603654" calcext:value-type="float">
            <text:p>0.0191180266603654</text:p>
          </table:table-cell>
          <table:table-cell office:value-type="float" office:value="0.961425773433442" calcext:value-type="float">
            <text:p>0.961425773433442</text:p>
          </table:table-cell>
          <table:table-cell office:value-type="float" office:value="0.735181416465117" calcext:value-type="float">
            <text:p>0.7351814164651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1502809671569" calcext:value-type="float">
            <text:p>0.0191502809671569</text:p>
          </table:table-cell>
          <table:table-cell office:value-type="float" office:value="0.979934565869118" calcext:value-type="float">
            <text:p>0.979934565869118</text:p>
          </table:table-cell>
          <table:table-cell office:value-type="float" office:value="0.734836534006373" calcext:value-type="float">
            <text:p>0.73483653400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94094522817" calcext:value-type="float">
            <text:p>0.0194094522817</text:p>
          </table:table-cell>
          <table:table-cell office:value-type="float" office:value="0.9994094976557" calcext:value-type="float">
            <text:p>0.9994094976557</text:p>
          </table:table-cell>
          <table:table-cell office:value-type="float" office:value="0.734703603046876" calcext:value-type="float">
            <text:p>0.7347036030468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01155105975918" calcext:value-type="float">
            <text:p>0.0201155105975918</text:p>
          </table:table-cell>
          <table:table-cell office:value-type="float" office:value="1.02011555409759" calcext:value-type="float">
            <text:p>1.02011555409759</text:p>
          </table:table-cell>
          <table:table-cell office:value-type="float" office:value="0.735001496076884" calcext:value-type="float">
            <text:p>0.7350014960768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99139756733125" calcext:value-type="float">
            <text:p>0.0199139756733125</text:p>
          </table:table-cell>
          <table:table-cell office:value-type="float" office:value="1.04074734943165" calcext:value-type="float">
            <text:p>1.04074734943165</text:p>
          </table:table-cell>
          <table:table-cell office:value-type="float" office:value="0.734374788279685" calcext:value-type="float">
            <text:p>0.7343747882796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05599246242553" calcext:value-type="float">
            <text:p>0.0205599246242553</text:p>
          </table:table-cell>
          <table:table-cell office:value-type="float" office:value="1.06311311163064" calcext:value-type="float">
            <text:p>1.06311311163064</text:p>
          </table:table-cell>
          <table:table-cell office:value-type="float" office:value="0.734577443456358" calcext:value-type="float">
            <text:p>0.7345774434563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15312318728261" calcext:value-type="float">
            <text:p>0.0215312318728261</text:p>
          </table:table-cell>
          <table:table-cell office:value-type="float" office:value="1.08674862434891" calcext:value-type="float">
            <text:p>1.08674862434891</text:p>
          </table:table-cell>
          <table:table-cell office:value-type="float" office:value="0.735086219870013" calcext:value-type="float">
            <text:p>0.735086219870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15398043351556" calcext:value-type="float">
            <text:p>0.0215398043351556</text:p>
          </table:table-cell>
          <table:table-cell office:value-type="float" office:value="1.11042864640182" calcext:value-type="float">
            <text:p>1.11042864640182</text:p>
          </table:table-cell>
          <table:table-cell office:value-type="float" office:value="0.734611669097901" calcext:value-type="float">
            <text:p>0.7346116690979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236977145925" calcext:value-type="float">
            <text:p>0.02236977145925</text:p>
          </table:table-cell>
          <table:table-cell office:value-type="float" office:value="1.13600614344789" calcext:value-type="float">
            <text:p>1.13600614344789</text:p>
          </table:table-cell>
          <table:table-cell office:value-type="float" office:value="0.734936621723287" calcext:value-type="float">
            <text:p>0.7349366217232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31415850992023" calcext:value-type="float">
            <text:p>0.0231415850992023</text:p>
          </table:table-cell>
          <table:table-cell office:value-type="float" office:value="1.16267636170385" calcext:value-type="float">
            <text:p>1.16267636170385</text:p>
          </table:table-cell>
          <table:table-cell office:value-type="float" office:value="0.735179821861172" calcext:value-type="float">
            <text:p>0.7351798218611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36550391040238" calcext:value-type="float">
            <text:p>0.0236550391040238</text:p>
          </table:table-cell>
          <table:table-cell office:value-type="float" office:value="1.19032176585402" calcext:value-type="float">
            <text:p>1.19032176585402</text:p>
          </table:table-cell>
          <table:table-cell office:value-type="float" office:value="0.735139669583015" calcext:value-type="float">
            <text:p>0.735139669583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38974458042683" calcext:value-type="float">
            <text:p>0.0238974458042683</text:p>
          </table:table-cell>
          <table:table-cell office:value-type="float" office:value="1.21901931814573" calcext:value-type="float">
            <text:p>1.21901931814573</text:p>
          </table:table-cell>
          <table:table-cell office:value-type="float" office:value="0.734801272629232" calcext:value-type="float">
            <text:p>0.734801272629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50443714775" calcext:value-type="float">
            <text:p>0.02450443714775</text:p>
          </table:table-cell>
          <table:table-cell office:value-type="float" office:value="1.24950444756025" calcext:value-type="float">
            <text:p>1.24950444756025</text:p>
          </table:table-cell>
          <table:table-cell office:value-type="float" office:value="0.734798560832309" calcext:value-type="float">
            <text:p>0.7347985608323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0385415153846" calcext:value-type="float">
            <text:p>0.0250385415153846</text:p>
          </table:table-cell>
          <table:table-cell office:value-type="float" office:value="1.28144903036154" calcext:value-type="float">
            <text:p>1.28144903036154</text:p>
          </table:table-cell>
          <table:table-cell office:value-type="float" office:value="0.73469176480724" calcext:value-type="float">
            <text:p>0.734691764807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58583237263158" calcext:value-type="float">
            <text:p>0.0258583237263158</text:p>
          </table:table-cell>
          <table:table-cell office:value-type="float" office:value="1.31533216396316" calcext:value-type="float">
            <text:p>1.31533216396316</text:p>
          </table:table-cell>
          <table:table-cell office:value-type="float" office:value="0.734836737686068" calcext:value-type="float">
            <text:p>0.7348367376860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68333630988649" calcext:value-type="float">
            <text:p>0.0268333630988649</text:p>
          </table:table-cell>
          <table:table-cell office:value-type="float" office:value="1.35115778807184" calcext:value-type="float">
            <text:p>1.35115778807184</text:p>
          </table:table-cell>
          <table:table-cell office:value-type="float" office:value="0.735100507547196" calcext:value-type="float">
            <text:p>0.7351005075471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73804234113889" calcext:value-type="float">
            <text:p>0.0273804234113889</text:p>
          </table:table-cell>
          <table:table-cell office:value-type="float" office:value="1.38849151274472" calcext:value-type="float">
            <text:p>1.38849151274472</text:p>
          </table:table-cell>
          <table:table-cell office:value-type="float" office:value="0.734896751960408" calcext:value-type="float">
            <text:p>0.7348967519604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85308584928" calcext:value-type="float">
            <text:p>0.0285308584928</text:p>
          </table:table-cell>
          <table:table-cell office:value-type="float" office:value="1.4285309025928" calcext:value-type="float">
            <text:p>1.4285309025928</text:p>
          </table:table-cell>
          <table:table-cell office:value-type="float" office:value="0.735253569830195" calcext:value-type="float">
            <text:p>0.735253569830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92770830445588" calcext:value-type="float">
            <text:p>0.0292770830445588</text:p>
          </table:table-cell>
          <table:table-cell office:value-type="float" office:value="1.47045347148574" calcext:value-type="float">
            <text:p>1.47045347148574</text:p>
          </table:table-cell>
          <table:table-cell office:value-type="float" office:value="0.735159395750441" calcext:value-type="float">
            <text:p>0.7351593957504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01894924455455" calcext:value-type="float">
            <text:p>0.0301894924455455</text:p>
          </table:table-cell>
          <table:table-cell office:value-type="float" office:value="1.51503799808191" calcext:value-type="float">
            <text:p>1.51503799808191</text:p>
          </table:table-cell>
          <table:table-cell office:value-type="float" office:value="0.735180589659449" calcext:value-type="float">
            <text:p>0.7351805896594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09611269131094" calcext:value-type="float">
            <text:p>0.0309611269131094</text:p>
          </table:table-cell>
          <table:table-cell office:value-type="float" office:value="1.56221104881936" calcext:value-type="float">
            <text:p>1.56221104881936</text:p>
          </table:table-cell>
          <table:table-cell office:value-type="float" office:value="0.735005208653918" calcext:value-type="float">
            <text:p>0.7350052086539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19982853792903" calcext:value-type="float">
            <text:p>0.0319982853792903</text:p>
          </table:table-cell>
          <table:table-cell office:value-type="float" office:value="1.61264339292768" calcext:value-type="float">
            <text:p>1.61264339292768</text:p>
          </table:table-cell>
          <table:table-cell office:value-type="float" office:value="0.735034314606994" calcext:value-type="float">
            <text:p>0.7350343146069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3209288352" calcext:value-type="float">
            <text:p>0.033209288352</text:p>
          </table:table-cell>
          <table:table-cell office:value-type="float" office:value="1.666542678852" calcext:value-type="float">
            <text:p>1.666542678852</text:p>
          </table:table-cell>
          <table:table-cell office:value-type="float" office:value="0.735170097234353" calcext:value-type="float">
            <text:p>0.7351700972343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44577025001379" calcext:value-type="float">
            <text:p>0.0344577025001379</text:p>
          </table:table-cell>
          <table:table-cell office:value-type="float" office:value="1.72411296784497" calcext:value-type="float">
            <text:p>1.72411296784497</text:p>
          </table:table-cell>
          <table:table-cell office:value-type="float" office:value="0.735269100071132" calcext:value-type="float">
            <text:p>0.7352691000711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56299543266536" calcext:value-type="float">
            <text:p>0.0356299543266536</text:p>
          </table:table-cell>
          <table:table-cell office:value-type="float" office:value="1.78562991582665" calcext:value-type="float">
            <text:p>1.78562991582665</text:p>
          </table:table-cell>
          <table:table-cell office:value-type="float" office:value="0.73520977086867" calcext:value-type="float">
            <text:p>0.735209770868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68305518518518" calcext:value-type="float">
            <text:p>0.0368305518518518</text:p>
          </table:table-cell>
          <table:table-cell office:value-type="float" office:value="1.8516454447037" calcext:value-type="float">
            <text:p>1.8516454447037</text:p>
          </table:table-cell>
          <table:table-cell office:value-type="float" office:value="0.735087662486928" calcext:value-type="float">
            <text:p>0.7350876624869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84345891964615" calcext:value-type="float">
            <text:p>0.0384345891964615</text:p>
          </table:table-cell>
          <table:table-cell office:value-type="float" office:value="1.92305006804262" calcext:value-type="float">
            <text:p>1.92305006804262</text:p>
          </table:table-cell>
          <table:table-cell office:value-type="float" office:value="0.735267203223611" calcext:value-type="float">
            <text:p>0.7352672032236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931264824" calcext:value-type="float">
            <text:p>0.03931264824</text:p>
          </table:table-cell>
          <table:table-cell office:value-type="float" office:value="1.99931257376" calcext:value-type="float">
            <text:p>1.99931257376</text:p>
          </table:table-cell>
          <table:table-cell office:value-type="float" office:value="0.734606739465882" calcext:value-type="float">
            <text:p>0.7346067394658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159451828125" calcext:value-type="float">
            <text:p>0.04159451828125</text:p>
          </table:table-cell>
          <table:table-cell office:value-type="float" office:value="2.08326120740625" calcext:value-type="float">
            <text:p>2.08326120740625</text:p>
          </table:table-cell>
          <table:table-cell office:value-type="float" office:value="0.735221976891544" calcext:value-type="float">
            <text:p>0.7352219768915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31713938263913" calcext:value-type="float">
            <text:p>0.0431713938263913</text:p>
          </table:table-cell>
          <table:table-cell office:value-type="float" office:value="2.17360612743509" calcext:value-type="float">
            <text:p>2.17360612743509</text:p>
          </table:table-cell>
          <table:table-cell office:value-type="float" office:value="0.73498723469212" calcext:value-type="float">
            <text:p>0.734987234692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54444143286364" calcext:value-type="float">
            <text:p>0.0454444143286364</text:p>
          </table:table-cell>
          <table:table-cell office:value-type="float" office:value="2.27271691664682" calcext:value-type="float">
            <text:p>2.27271691664682</text:p>
          </table:table-cell>
          <table:table-cell office:value-type="float" office:value="0.735283916847353" calcext:value-type="float">
            <text:p>0.7352839168473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70905980571429" calcext:value-type="float">
            <text:p>0.0470905980571429</text:p>
          </table:table-cell>
          <table:table-cell office:value-type="float" office:value="2.38042396172381" calcext:value-type="float">
            <text:p>2.38042396172381</text:p>
          </table:table-cell>
          <table:table-cell office:value-type="float" office:value="0.73476567702493" calcext:value-type="float">
            <text:p>0.734765677024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91764279495" calcext:value-type="float">
            <text:p>0.0491764279495</text:p>
          </table:table-cell>
          <table:table-cell office:value-type="float" office:value="2.4991763936495" calcext:value-type="float">
            <text:p>2.4991763936495</text:p>
          </table:table-cell>
          <table:table-cell office:value-type="float" office:value="0.734470536002441" calcext:value-type="float">
            <text:p>0.7344705360024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26035767694737" calcext:value-type="float">
            <text:p>0.0526035767694737</text:p>
          </table:table-cell>
          <table:table-cell office:value-type="float" office:value="2.63155111024316" calcext:value-type="float">
            <text:p>2.63155111024316</text:p>
          </table:table-cell>
          <table:table-cell office:value-type="float" office:value="0.735266159159567" calcext:value-type="float">
            <text:p>0.735266159159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6:19:19.164200725</meta:creation-date>
    <dc:date>2024-02-13T17:29:17.226723679</dc:date>
    <meta:editing-duration>PT59M48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